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EC1FE50C86305EDB.png" manifest:media-type="image/png"/>
  <manifest:file-entry manifest:full-path="Pictures/10000000000004C400000438FB6238AEC73BA57D.jpg" manifest:media-type="image/jpeg"/>
  <manifest:file-entry manifest:full-path="Pictures/10000000000004C40000043846998FC7424911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739cm, 0cm, 1.26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0.649cm" svg:height="8.591cm" svg:x="4.978cm" svg:y="11.309cm">
          <draw:image xlink:href="Pictures/10000000000004C400000438FB6238AEC73BA57D.jpg" xlink:type="simple" xlink:show="embed" xlink:actuate="onLoad">
            <text:p/>
          </draw:image>
        </draw:frame>
        <draw:frame draw:style-name="gr1" draw:text-style-name="P1" draw:layer="layout" svg:width="10.649cm" svg:height="8.591cm" svg:x="15.795cm" svg:y="11.309cm">
          <draw:image xlink:href="Pictures/10000000000004C40000043846998FC742491107.jpg" xlink:type="simple" xlink:show="embed" xlink:actuate="onLoad">
            <text:p/>
          </draw:image>
        </draw:frame>
        <draw:frame draw:style-name="gr2" draw:text-style-name="P1" draw:layer="layout" svg:width="21.7cm" svg:height="9.503cm" svg:x="4.9cm" svg:y="1.5cm">
          <draw:image xlink:href="Pictures/100000000000055600000300EC1FE50C86305E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0:22:26.682855639</meta:creation-date>
    <dc:date>2020-06-01T20:29:44.398823727</dc:date>
    <meta:editing-duration>PT7M17S</meta:editing-duration>
    <meta:editing-cycles>1</meta:editing-cycles>
    <meta:document-statistic meta:object-count="3"/>
    <meta:generator>LibreOffice/6.0.7.3$Linux_X86_64 LibreOffice_project/00m0$Build-3</meta:generator>
  </office:meta>
</office:document-meta>
</file>